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576.9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26.45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461.11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529.8pt"/>
    </style:style>
    <style:style style:name="co23" style:family="table-column">
      <style:table-column-properties fo:break-before="auto" style:column-width="96.69pt"/>
    </style:style>
    <style:style style:name="co24" style:family="table-column">
      <style:table-column-properties fo:break-before="auto" style:column-width="85.15pt"/>
    </style:style>
    <style:style style:name="co25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fff9a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87d1d1"/>
    </style:style>
    <style:style style:name="ce21" style:family="table-cell" style:parent-style-name="Default">
      <style:table-cell-properties fo:background-color="#ffdaa2"/>
    </style:style>
    <style:style style:name="ce24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" table:default-cell-style-name="ce16"/>
        <table:table-column table:style-name="co7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2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3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14"/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7"/>
          <table:table-cell table:number-columns-repeated="2"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string" calcext:value-type="string">
            <text:p>Enable</text:p>
          </table:table-cell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3" office:value-type="string" calcext:value-type="string">
            <text:p>Deal 6(9) Damage. (Combo.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number-columns-repeated="3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1 Grapple( to ALL enemies). Draw 1 card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4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3"/>
          <table:table-cell table:style-name="ce14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/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9(13) damage. Combo: Draw 1 card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Deal 9(12) damage. Discard 1(2) card(s) from your draw pile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Gain 3(5) block. Deal 3(5) Damage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 more times. (Combo.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Deal 8(10) damage. If there are multiple enemies, deal 8(10) damage to ALL enemies. Combo.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Deal 5(7) damage. The enemy loses 5(7)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ne Two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4" table:number-columns-repeated="13"/>
          <table:table-cell table:style-name="ce14" office:value-type="string" calcext:value-type="string">
            <text:p>Deal 6(9) damage twice. Gain 2(4)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Combo: Apply 1(2) vulnerabl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8(10) Block. Discard 1(2) card(s) from your draw pile</text:span>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3(4) Dexterity this turn. (Combo: Gain 5 Block</text:span>.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(*)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-Str</text:p>
          </table:table-cell>
          <table:table-cell table:style-name="ce18" table:number-columns-repeated="9"/>
          <table:table-cell table:style-name="ce14" office:value-type="string" calcext:value-type="string">
            <text:p>The enemy loses 5(7) strength this turn. Draw 2 cards.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>
            <text:p>Void Blas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Devoid. Deal 15(19) damage to a random enemy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hisper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11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ALL enemies lose 7(10)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ind U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string" calcext:value-type="string">
            <text:p>(*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mnesia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string" calcext:value-type="string">
            <text:p>2(3)</text:p>
          </table:table-cell>
          <table:table-cell table:style-name="ce14" table:number-columns-repeated="8"/>
          <table:table-cell table:style-name="ce14" office:value-type="string" calcext:value-type="string">
            <text:p><text:span text:style-name="T1">Lose all debuffs. At the beginning of each turn, discard up to 2(3) cards from your draw pile</text:span>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15(20) damage to each grappled enemy for each grappled enemy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5(7) grapple. Deal damage equal to the enemy’s grapple X(+1) times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10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Apply 5(7) Compelled. The enemy loses 21(27)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14" table:number-columns-repeated="8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Devoid. At the end of each turn, apply 3(4) Compelled to ALL enemies and increase this number by 2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6(20) damage. Combo: They lose 11(15) strength this tur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Deal 26(32) Damage. Gain 1 Vulnerable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Into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3"/>
          <table:table-cell table:style-name="ce14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Iron Grip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table:number-columns-repeated="13"/>
          <table:table-cell table:style-name="ce14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9"/>
          <table:table-cell table:style-name="ce14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3"/>
          <table:table-cell table:style-name="ce14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Pizzazz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2(1)</text:p>
          </table:table-cell>
          <table:table-cell table:style-name="ce14" table:number-columns-repeated="7"/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Whenever you gain Combo, gain 1 Strength and 1 Dexterity this turn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Tag Tea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3(2)</text:p>
          </table:table-cell>
          <table:table-cell table:style-name="ce18" table:number-columns-repeated="13"/>
          <table:table-cell table:style-name="ce14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*(*)</text:p>
          </table:table-cell>
          <table:table-cell table:style-name="ce18" office:value-type="string" calcext:value-type="string">
            <text:p>3(4)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Devoid. Gain ***(*). Draw 3(4) cards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eird Condui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Devoid. (Innate.) At the start of your turn, gain * and draw 2 card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10"/>
          <table:table-cell table:style-name="ce14" office:value-type="string" calcext:value-type="string">
            <text:p>Gain 4(+1) dexterity. Exhaust. Can be upgraded any number of time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6(8) Block. Combo: Gain 6(8)</text:span> Block agai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6(8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/>
          <table:table-cell table:style-name="ce14" office:value-type="string" calcext:value-type="string">
            <text:p>Body Shie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4"/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Whenever an enemy attacks, deal 3(4) damage to all grappled enemie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Brainstorm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3"/>
          <table:table-cell table:style-name="ce18" office:value-type="string" calcext:value-type="string">
            <text:p>2(3)</text:p>
          </table:table-cell>
          <table:table-cell table:style-name="ce18" table:number-columns-repeated="7"/>
          <table:table-cell table:style-name="ce14" office:value-type="string" calcext:value-type="string">
            <text:p>Shuffle 2(3) cards from your discard pile into your draw pile. Draw 1(2) card(s).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Whenever you apply grapple, the enemy loses 4(6)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4" table:number-columns-repeated="6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3"/>
          <table:table-cell table:style-name="ce14" office:value-type="string" calcext:value-type="string">
            <text:p>Choose one of three skills of any color to add to your hand. (It costs 0 this turn.) Exhaust.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4" office:value-type="string" calcext:value-type="string">
            <text:p>Apply 2(3) Compelled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Flouris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7"/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Whenever you gain Combo, gain 2(3) Block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+/+D+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Innate. Gain 1(2) Strength. Gain 1(2) Dexterity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damage again. Combo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Roundhous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4" table:number-columns-repeated="13"/>
          <table:table-cell table:style-name="ce14" office:value-type="string" calcext:value-type="string">
            <text:p>Combo: Deal 9(12) damage.</text:p>
          </table:table-cell>
          <table:table-cell office:value-type="string" calcext:value-type="string">
            <text:p>Try and figure out a synonym</text:p>
          </table:table-cell>
        </table:table-row>
        <table:table-row table:style-name="ro1">
          <table:table-cell/>
          <table:table-cell table:style-name="ce14" office:value-type="string" calcext:value-type="string">
            <text:p>Migrain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4)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4) card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3(5)</text:p>
          </table:table-cell>
          <table:table-cell table:style-name="ce18" table:number-columns-repeated="7"/>
          <table:table-cell table:style-name="ce14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Mountain Bomb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2"/>
          <table:table-cell table:style-name="ce14" table:number-columns-repeated="3"/>
          <table:table-cell table:style-name="ce14" office:value-type="string" calcext:value-type="string">
            <text:p>Deal 7(9) damage. Combo: Deal 7(9) damage agai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Piledriv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4" table:number-columns-repeated="7"/>
          <table:table-cell table:style-name="ce14" office:value-type="string" calcext:value-type="string">
            <text:p>Enable</text:p>
          </table:table-cell>
          <table:table-cell table:style-name="ce14" table:number-columns-repeated="5"/>
          <table:table-cell table:style-name="ce14" office:value-type="string" calcext:value-type="string">
            <text:p>Deal 21(27) damage. Gain 8(12) Combo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/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5(20) damage. Move all Grapple to that enemy. (Combo.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Crowd Pleas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7"/>
          <table:table-cell table:style-name="ce14" office:value-type="string" calcext:value-type="string">
            <text:p>Enable</text:p>
          </table:table-cell>
          <table:table-cell table:style-name="ce14" table:number-columns-repeated="5"/>
          <table:table-cell table:style-name="ce14" office:value-type="string" calcext:value-type="string">
            <text:p>Gain 4(8) Combo. You cannot lose Combo this tur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elf De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*(*)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Gain **(*). Randomize the cost of all cards in your hand. Exhaust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hocking Gras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number-columns-repeated="3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Gain 7(10) Block. Whenever you play a card this turn, apply 1 Grapple to {a random enemy}(ALL enemies)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Thought Ea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The enemy loses 12(15) HP. Combo: Apply 3(4) Compelled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Uncanny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X</text:p>
          </table:table-cell>
          <table:table-cell table:style-name="ce18"/>
          <table:table-cell table:style-name="ce14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Untouchabl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7"/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At the start of your turn, if you have Combo, gain 2(3) Combo. Combo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2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Devoid. Gain 27(32) block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Eldritch Portal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table:number-columns-repeated="9"/>
          <table:table-cell table:number-columns-repeated="4" table:style-name="ce14" office:value-type="string" calcext:value-type="string">
            <text:p>X</text:p>
          </table:table-cell>
          <table:table-cell table:style-name="ce14" office:value-type="string" calcext:value-type="string">
            <text:p><text:span text:style-name="T1">Devoid. Apply 2(3) Grapple and 2(3) Compelled </text:span>to ALL enemies. ALL enemies loses 2(3) HP.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10"/>
          <table:table-cell table:style-name="ce14" office:value-type="string" calcext:value-type="string">
            <text:p><text:span text:style-name="T1">Gain 4(+1) strength. Exhaust. Can be upgraded any number of times</text:span>.</text:p>
          </table:table-cell>
          <table:table-cell/>
        </table:table-row>
        <table:table-row table:style-name="ro1" table:number-rows-repeated="10484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3" table:style-name="ta1">
        <office:forms form:automatic-focus="false" form:apply-design-mode="false"/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7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71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71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71]; COM.MICROSOFT.CONCAT([.A5];&quot;*&quot;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71]; COM.MICROSOFT.CONCAT([.A6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7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7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7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71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71]; [.A1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71]; [.A1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7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71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71];[.A2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71];[.A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5" calcext:value-type="float">
            <text:p>75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18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9" table:default-cell-style-name="ce16"/>
        <table:table-column table:style-name="co14" table:default-cell-style-name="ce16"/>
        <table:table-column table:style-name="co12" table:default-cell-style-name="ce16"/>
        <table:table-column table:style-name="co2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2"/>
          <table:table-cell table:style-name="ce1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7"/>
          <table:table-cell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2"/>
          <table:table-cell table:style-name="ce1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4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7"/>
          <table:table-cell table:style-name="ce14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ania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11"/>
          <table:table-cell table:style-name="ce14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4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7"/>
          <table:table-cell table:style-name="ce14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wit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14" office:value-type="string" calcext:value-type="string">
            <text:p>Void Blas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11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ody Shi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4"/>
          <table:table-cell table:style-name="ce18" office:value-type="string" calcext:value-type="string">
            <text:p>Payoff</text:p>
          </table:table-cell>
          <table:table-cell table:style-name="ce18" table:number-columns-repeated="2"/>
          <table:table-cell table:style-name="ce14" table:number-columns-repeated="2"/>
          <table:table-cell table:style-name="ce14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9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14" office:value-type="string" calcext:value-type="string">
            <text:p>+S+/+D+</text:p>
          </table:table-cell>
          <table:table-cell table:style-name="ce14" table:number-columns-repeated="9"/>
          <table:table-cell table:style-name="ce14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9"/>
          <table:table-cell table:style-name="ce14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to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4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2"/>
          <table:table-cell table:style-name="ce14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ag Tea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3(2)</text:p>
          </table:table-cell>
          <table:table-cell table:style-name="ce18" table:number-columns-repeated="12"/>
          <table:table-cell table:style-name="ce14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l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(*)</text:p>
          </table:table-cell>
          <table:table-cell table:style-name="ce18" office:value-type="string" calcext:value-type="string">
            <text:p>2(3)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rd Condui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2(1)</text:p>
          </table:table-cell>
          <table:table-cell table:style-name="ce18" office:value-type="string" calcext:value-type="string">
            <text:p>**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9"/>
          <table:table-cell table:style-name="ce14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rainstorm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2(3)</text:p>
          </table:table-cell>
          <table:table-cell table:style-name="ce18" table:number-columns-repeated="3"/>
          <table:table-cell table:style-name="ce18" office:value-type="string" calcext:value-type="string">
            <text:p>2(3)</text:p>
          </table:table-cell>
          <table:table-cell table:style-name="ce18" table:number-columns-repeated="6"/>
          <table:table-cell table:style-name="ce14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8" office:value-type="string" calcext:value-type="string">
            <text:p>HP</text:p>
          </table:table-cell>
          <table:table-cell table:style-name="ce14" table:number-columns-repeated="8"/>
          <table:table-cell table:style-name="ce14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e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+/+D+</text:p>
          </table:table-cell>
          <table:table-cell table:style-name="ce18" table:number-columns-repeated="9"/>
          <table:table-cell table:style-name="ce14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orro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3"/>
          <table:table-cell table:style-name="ce18" office:value-type="string" calcext:value-type="string">
            <text:p>W/V</text:p>
          </table:table-cell>
          <table:table-cell table:style-name="ce18" table:number-columns-repeated="8"/>
          <table:table-cell table:style-name="ce14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grain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5)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3(5)</text:p>
          </table:table-cell>
          <table:table-cell table:style-name="ce18" table:number-columns-repeated="6"/>
          <table:table-cell table:style-name="ce14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burs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hocking Gras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hought Ea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string" calcext:value-type="string">
            <text:p>Enable</text:p>
          </table:table-cell>
          <table:table-cell table:style-name="ce14"/>
          <table:table-cell table:style-name="ce14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cann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nerving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+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9"/>
          <table:table-cell table:style-name="ce14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15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18" table:default-cell-style-name="ce16"/>
        <table:table-column table:style-name="co12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number-columns-repeated="3" table:default-cell-style-name="ce16"/>
        <table:table-column table:style-name="co2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5"/>
          <table:table-cell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8"/>
          <table:table-cell table:style-name="ce14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Lightning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4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4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4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office:value-type="string" calcext:value-type="string">
            <text:p>+Dex</text:p>
          </table:table-cell>
          <table:table-cell table:style-name="ce18" table:number-columns-repeated="7"/>
          <table:table-cell table:style-name="ce14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7"/>
          <table:table-cell table:style-name="ce14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Eat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acrif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***(*)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avore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8"/>
          <table:table-cell table:number-columns-repeated="2"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illing Posse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+S+/+D+</text:p>
          </table:table-cell>
          <table:table-cell table:style-name="ce14" table:number-columns-repeated="7"/>
          <table:table-cell table:style-name="ce14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7"/>
          <table:table-cell table:style-name="ce14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l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(*)</text:p>
          </table:table-cell>
          <table:table-cell table:style-name="ce18" office:value-type="string" calcext:value-type="string">
            <text:p>2(3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Shock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7"/>
          <table:table-cell table:style-name="ce14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4" table:number-columns-repeated="2"/>
          <table:table-cell table:style-name="ce18" office:value-type="string" calcext:value-type="string">
            <text:p>HP</text:p>
          </table:table-cell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/>
          <table:table-cell table:style-name="ce14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+/+D+</text:p>
          </table:table-cell>
          <table:table-cell table:style-name="ce18" table:number-columns-repeated="7"/>
          <table:table-cell table:style-name="ce14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earthl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nerving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7"/>
          <table:table-cell table:style-name="ce14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2(3)</text:p>
          </table:table-cell>
          <table:table-cell table:style-name="ce18" table:number-columns-repeated="2"/>
          <table:table-cell table:style-name="ce18" office:value-type="string" calcext:value-type="string">
            <text:p>1(2)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Whim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ireman Lif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rowing D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5)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3(5)</text:p>
          </table:table-cell>
          <table:table-cell table:style-name="ce18" table:number-columns-repeated="5"/>
          <table:table-cell table:style-name="ce14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ti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ecret of the Dee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table:number-columns-repeated="7"/>
          <table:table-cell table:style-name="ce14" office:value-type="string" calcext:value-type="string">
            <text:p>Enable</text:p>
          </table:table-cell>
          <table:table-cell table:style-name="ce14" table:number-columns-repeated="2"/>
          <table:table-cell table:style-name="ce14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7"/>
          <table:table-cell table:style-name="ce14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-Str+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7"/>
          <table:table-cell table:style-name="ce14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6" table:default-cell-style-name="ce16"/>
        <table:table-column table:style-name="co16" table:number-columns-repeated="15" table:default-cell-style-name="Default"/>
        <table:table-row table:style-name="ro1">
          <table:table-cell table:number-columns-repeated="4"/>
          <table:table-cell table:style-name="ce16" table:number-columns-repeated="7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Plated Armor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6(8) Plated Armor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3(4)</text:p>
          </table:table-cell>
          <table:table-cell table:style-name="ce16" table:number-columns-repeated="5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Draw 3(4) cards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Intangible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1(2) Intangible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+Dex+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2(3) dexterity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+Str+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2(3) strength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Weak/Vuln</text:p>
          </table:table-cell>
          <table:table-cell table:style-name="ce16" table:number-columns-repeated="3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Apply 2(3) weak and 2(3) vulnerable to ALL enemies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*(*)</text:p>
          </table:table-cell>
          <table:table-cell table:style-name="ce16" table:number-columns-repeated="6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*(*). Exhaust.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Group Hug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Gain 8(11) block. Apply 1(2) Grapple to ALL enemies.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4" office:value-type="string" calcext:value-type="string">
            <text:p>Amnesia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9"/>
          <table:table-cell table:style-name="ce15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Weird Conduit</text:p>
          </table:table-cell>
          <table:table-cell table:style-name="ce13" office:value-type="string" calcext:value-type="string">
            <text:p>Uncommon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string" calcext:value-type="string">
            <text:p>Payoff</text:p>
          </table:table-cell>
          <table:table-cell table:style-name="ce17"/>
          <table:table-cell table:style-name="ce13" office:value-type="string" calcext:value-type="string">
            <text:p>Devoid. Deal 4(6) damage for each Void card in your exhaust pile.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4" office:value-type="string" calcext:value-type="string">
            <text:p>Vanis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(Innate.) Devoid. Whenever a Void card exhausts, gain 2 dexterity.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Drag Behind</text:p>
          </table:table-cell>
          <table:table-cell table:style-name="ce13" office:value-type="string" calcext:value-type="string">
            <text:p>Uncommon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Payoff</text:p>
          </table:table-cell>
          <table:table-cell table:style-name="ce17" table:number-columns-repeated="3"/>
          <table:table-cell table:style-name="ce13" office:value-type="string" calcext:value-type="string">
            <text:p>If the enemy is grappled, deal 9(14) damage.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Favore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{Ethereal.} At the start of your turn, shuffle X random boons into your hand.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15" office:value-type="string" calcext:value-type="string">
            <text:p>Eldritch Whim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Add a random boon to your hand. {Exhaust}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14" office:value-type="string" calcext:value-type="string">
            <text:p>Peti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Shuffle 3(5) random boons into your draw pile. Exhaust.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14" office:value-type="string" calcext:value-type="string">
            <text:p>Mind Eat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If the enemy is grappled, deal 15(19) damage and apply 3(5) Compulsion.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Disorientation</text:p>
          </table:table-cell>
          <table:table-cell table:style-name="ce21" office:value-type="string" calcext:value-type="string">
            <text:p>Rare</text:p>
          </table:table-cell>
          <table:table-cell table:style-name="ce21" office:value-type="string" calcext:value-type="string">
            <text:p>Skill</text:p>
          </table:table-cell>
          <table:table-cell table:style-name="ce24" office:value-type="string" calcext:value-type="string">
            <text:p>U</text:p>
          </table:table-cell>
          <table:table-cell table:style-name="ce24" table:number-columns-repeated="12"/>
          <table:table-cell table:style-name="ce21" office:value-type="string" calcext:value-type="string">
            <text:p>Unplayable. {Ethereal}. When you draw this card, randomize the costs of all cards in your hand.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Verbal Tic</text:p>
          </table:table-cell>
          <table:table-cell table:style-name="ce21" office:value-type="string" calcext:value-type="string">
            <text:p>Common</text:p>
          </table:table-cell>
          <table:table-cell table:style-name="ce21" office:value-type="string" calcext:value-type="string">
            <text:p>Skill</text:p>
          </table:table-cell>
          <table:table-cell table:style-name="ce24" office:value-type="string" calcext:value-type="string">
            <text:p>U</text:p>
          </table:table-cell>
          <table:table-cell table:style-name="ce24" table:number-columns-repeated="12"/>
          <table:table-cell table:style-name="ce21" office:value-type="string" calcext:value-type="string">
            <text:p><text:span text:style-name="T1">Unplayable. {Ethereal}. When you draw this card, p</text:span>lay the top card of your deck.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LL enemies lose 3(5) HP.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eal 10(12) damage to a random enemy. Gain 2(3) dexterity this turn.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7(10) block. Gain 2(3) strength this turn.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Widen the G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For each time a Void card exhausts, increase Widen the Gate’s damage by 6(9). Deal 9 damag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4" office:value-type="string" calcext:value-type="string">
            <text:p>Leap Fro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table:style-name="ce14" office:value-type="string" calcext:value-type="string">
            <text:p>Horro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3"/>
          <table:table-cell table:style-name="ce18" office:value-type="string" calcext:value-type="string">
            <text:p>W/V</text:p>
          </table:table-cell>
          <table:table-cell table:style-name="ce18" table:number-columns-repeated="9"/>
          <table:table-cell table:style-name="ce14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table:style-name="ce14" office:value-type="string" calcext:value-type="string">
            <text:p>Twit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3"/>
          <table:table-cell table:style-name="ce14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14" office:value-type="string" calcext:value-type="string">
            <text:p>Delu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table:style-name="ce14" office:value-type="string" calcext:value-type="string">
            <text:p>Outburs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3"/>
          <table:table-cell table:style-name="ce14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table:style-name="ce14" office:value-type="string" calcext:value-type="string">
            <text:p>Relentless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4"/>
          <table:table-cell table:style-name="ce14" office:value-type="string" calcext:value-type="string">
            <text:p>Deal 5 damage to a random enemy 2(3) times.</text:p>
          </table:table-cell>
        </table:table-row>
        <table:table-row table:style-name="ro1">
          <table:table-cell table:style-name="ce14" office:value-type="string" calcext:value-type="string">
            <text:p>Amnesia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3" calcext:value-type="float">
            <text:p>3</text:p>
          </table:table-cell>
          <table:table-cell table:style-name="ce14" table:number-columns-repeated="11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Discard your hand and deck. The enemy loses 2(3) HP per card discarded this way.</text:p>
          </table:table-cell>
        </table:table-row>
        <table:table-row table:style-name="ro1">
          <table:table-cell table:style-name="ce14" office:value-type="string" calcext:value-type="string">
            <text:p>Uncann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Whenever a Void card exhausts, apply 3(5) Compulsion to ALL enemies.</text:p>
          </table:table-cell>
        </table:table-row>
        <table:table-row table:style-name="ro1"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8" office:value-type="string" calcext:value-type="string">
            <text:p>HP</text:p>
          </table:table-cell>
          <table:table-cell table:style-name="ce14" table:number-columns-repeated="9"/>
          <table:table-cell table:style-name="ce14" office:value-type="string" calcext:value-type="string">
            <text:p>Payoff</text:p>
          </table:table-cell>
          <table:table-cell table:style-name="ce14"/>
          <table:table-cell table:style-name="ce14" office:value-type="string" calcext:value-type="string">
            <text:p>Devoid. Whenever a Void card exhausts, heal 3(4) HP.</text:p>
          </table:table-cell>
        </table:table-row>
        <table:table-row table:style-name="ro1"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4" office:value-type="string" calcext:value-type="string">
            <text:p>Devoid. Gain 5(8) Block. Remember 1 card. Draw 1 card.</text:p>
          </table:table-cell>
          <table:table-cell/>
        </table:table-row>
        <table:table-row table:style-name="ro1" table:number-rows-repeated="104853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lics" table:style-name="ta1">
        <office:forms form:automatic-focus="false" form:apply-design-mode="false"/>
        <table:table-column table:style-name="co25" table:default-cell-style-name="Default"/>
        <table:table-column table:style-name="co24" table:default-cell-style-name="Default"/>
        <table:table-column table:style-name="co16" table:default-cell-style-name="ce12"/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table:style-name="Default"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table:style-name="Default"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12" office:value-type="string" calcext:value-type="string">
            <text:p>Rare Relic</text:p>
          </table:table-cell>
          <table:table-cell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/>
          <table:table-cell table:style-name="ce27" table:number-columns-repeated="11"/>
        </table:table-row>
        <table:table-row table:style-name="ro1">
          <table:table-cell table:number-columns-repeated="3"/>
          <table:table-cell table:style-name="ce27" table:number-columns-repeated="11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Version 0.0.3'.A1:'Version 0.0.3'.T76">
          <table:sort>
            <table:sort-by table:field-number="2" table:data-type="automatic"/>
          </table:sort>
        </table:database-range>
        <table:database-range table:name="__Anonymous_Sheet_DB__2" table:target-range-address="'Version 0.0.2'.A1:'Version 0.0.2'.S76">
          <table:sort>
            <table:sort-by table:field-number="2" table:data-type="automatic"/>
          </table:sort>
        </table:database-range>
        <table:database-range table:name="__Anonymous_Sheet_DB__4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4:48:19.434522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10-22T12:31:22.054129079</dc:date>
    <meta:editing-duration>P8DT9H16M40S</meta:editing-duration>
    <meta:editing-cycles>352</meta:editing-cycles>
    <meta:generator>LibreOffice/6.0.7.3$Linux_X86_64 LibreOffice_project/00m0$Build-3</meta:generator>
    <meta:document-statistic meta:table-count="8" meta:cell-count="2002" meta:object-count="0"/>
  </office:meta>
</office:document-meta>
</file>